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6f7b" officeooo:paragraph-rsid="00046f7b"/>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04a68a"/>
    </style:style>
    <style:style style:name="P4" style:family="paragraph" style:parent-style-name="Text_20_body">
      <style:paragraph-properties fo:text-align="start" style:justify-single-word="false"/>
      <style:text-properties officeooo:paragraph-rsid="00070903"/>
    </style:style>
    <style:style style:name="P5" style:family="paragraph" style:parent-style-name="Text_20_body">
      <style:paragraph-properties fo:text-align="start" style:justify-single-word="false"/>
      <style:text-properties officeooo:paragraph-rsid="001166be"/>
    </style:style>
    <style:style style:name="P6" style:family="paragraph" style:parent-style-name="Text_20_body">
      <style:paragraph-properties fo:text-align="start" style:justify-single-word="false"/>
      <style:text-properties officeooo:paragraph-rsid="0017db57"/>
    </style:style>
    <style:style style:name="P7" style:family="paragraph" style:parent-style-name="Text_20_body">
      <style:paragraph-properties fo:text-align="start" style:justify-single-word="false"/>
      <style:text-properties officeooo:paragraph-rsid="0025afa0"/>
    </style:style>
    <style:style style:name="P8" style:family="paragraph" style:parent-style-name="Text_20_body">
      <style:paragraph-properties fo:text-align="start" style:justify-single-word="false"/>
      <style:text-properties officeooo:paragraph-rsid="002eac13"/>
    </style:style>
    <style:style style:name="P9" style:family="paragraph" style:parent-style-name="Text_20_body">
      <style:paragraph-properties fo:text-align="start" style:justify-single-word="false"/>
      <style:text-properties officeooo:rsid="0004a68a" officeooo:paragraph-rsid="0004a68a"/>
    </style:style>
    <style:style style:name="P10" style:family="paragraph" style:parent-style-name="Text_20_body">
      <style:paragraph-properties fo:text-align="end" style:justify-single-word="false"/>
    </style:style>
    <style:style style:name="P11" style:family="paragraph" style:parent-style-name="Text_20_body">
      <style:paragraph-properties fo:text-align="end" style:justify-single-word="false"/>
      <style:text-properties officeooo:rsid="000e577c" officeooo:paragraph-rsid="000e577c"/>
    </style:style>
    <style:style style:name="P12" style:family="paragraph" style:parent-style-name="Text_20_body">
      <style:paragraph-properties fo:text-align="end" style:justify-single-word="false"/>
      <style:text-properties officeooo:rsid="002c7a5f" officeooo:paragraph-rsid="002c7a5f"/>
    </style:style>
    <style:style style:name="P13" style:family="paragraph" style:parent-style-name="Text_20_body">
      <style:paragraph-properties fo:text-align="start" style:justify-single-word="false" fo:break-before="page"/>
      <style:text-properties officeooo:paragraph-rsid="0004a68a"/>
    </style:style>
    <style:style style:name="P14" style:family="paragraph" style:parent-style-name="Text_20_body">
      <style:paragraph-properties fo:text-align="start" style:justify-single-word="false" fo:break-before="page"/>
      <style:text-properties officeooo:rsid="0004a68a" officeooo:paragraph-rsid="0004a68a"/>
    </style:style>
    <style:style style:name="P15" style:family="paragraph" style:parent-style-name="Text_20_body">
      <style:paragraph-properties fo:text-align="start" style:justify-single-word="false"/>
      <style:text-properties officeooo:rsid="0004a68a" officeooo:paragraph-rsid="00389738"/>
    </style:style>
    <style:style style:name="P16" style:family="paragraph" style:parent-style-name="Text_20_body">
      <style:paragraph-properties fo:text-align="start" style:justify-single-word="false"/>
      <style:text-properties officeooo:rsid="0004a68a" officeooo:paragraph-rsid="0039a76a"/>
    </style:style>
    <style:style style:name="P17" style:family="paragraph" style:parent-style-name="Text_20_body">
      <style:paragraph-properties fo:text-align="start" style:justify-single-word="false"/>
      <style:text-properties officeooo:rsid="0004a68a" officeooo:paragraph-rsid="004184c0"/>
    </style:style>
    <style:style style:name="P18" style:family="paragraph" style:parent-style-name="Text_20_body">
      <style:paragraph-properties fo:text-align="end" style:justify-single-word="false"/>
      <style:text-properties officeooo:rsid="0004a68a" officeooo:paragraph-rsid="0039a76a"/>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start" style:justify-single-word="false"/>
      <style:text-properties officeooo:paragraph-rsid="004d69ff"/>
    </style:style>
    <style:style style:name="P21" style:family="paragraph" style:parent-style-name="Text_20_body">
      <style:paragraph-properties fo:text-align="start" style:justify-single-word="false"/>
      <style:text-properties officeooo:paragraph-rsid="004de1e6"/>
    </style:style>
    <style:style style:name="P22" style:family="paragraph" style:parent-style-name="Text_20_body">
      <style:paragraph-properties fo:text-align="end" style:justify-single-word="false"/>
    </style:style>
    <style:style style:name="P23" style:family="paragraph" style:parent-style-name="Text_20_body">
      <style:paragraph-properties fo:text-align="end" style:justify-single-word="false"/>
      <style:text-properties officeooo:rsid="005477c5" officeooo:paragraph-rsid="005477c5"/>
    </style:style>
    <style:style style:name="P24" style:family="paragraph" style:parent-style-name="Heading_20_3">
      <style:paragraph-properties fo:text-align="center" style:justify-single-word="false"/>
    </style:style>
    <style:style style:name="P25" style:family="paragraph" style:parent-style-name="Heading_20_1">
      <style:paragraph-properties fo:text-align="center" style:justify-single-word="false"/>
    </style:style>
    <style:style style:name="P26" style:family="paragraph" style:parent-style-name="Heading_20_1">
      <style:paragraph-properties fo:text-align="center" style:justify-single-word="false"/>
      <style:text-properties officeooo:rsid="0004a68a" officeooo:paragraph-rsid="0004a68a"/>
    </style:style>
    <style:style style:name="T1" style:family="text">
      <style:text-properties officeooo:rsid="0004a68a"/>
    </style:style>
    <style:style style:name="T2" style:family="text">
      <style:text-properties officeooo:rsid="000b3e2f"/>
    </style:style>
    <style:style style:name="T3" style:family="text">
      <style:text-properties officeooo:rsid="000bbd24"/>
    </style:style>
    <style:style style:name="T4" style:family="text">
      <style:text-properties officeooo:rsid="000e577c"/>
    </style:style>
    <style:style style:name="T5" style:family="text">
      <style:text-properties officeooo:rsid="000f5c3e"/>
    </style:style>
    <style:style style:name="T6" style:family="text">
      <style:text-properties officeooo:rsid="001166be"/>
    </style:style>
    <style:style style:name="T7" style:family="text">
      <style:text-properties officeooo:rsid="00147d1d"/>
    </style:style>
    <style:style style:name="T8" style:family="text">
      <style:text-properties officeooo:rsid="00178fee"/>
    </style:style>
    <style:style style:name="T9" style:family="text">
      <style:text-properties officeooo:rsid="0017a567"/>
    </style:style>
    <style:style style:name="T10" style:family="text">
      <style:text-properties officeooo:rsid="0017db57"/>
    </style:style>
    <style:style style:name="T11" style:family="text">
      <style:text-properties officeooo:rsid="001f5682"/>
    </style:style>
    <style:style style:name="T12" style:family="text">
      <style:text-properties officeooo:rsid="002233dd"/>
    </style:style>
    <style:style style:name="T13" style:family="text">
      <style:text-properties officeooo:rsid="0025afa0"/>
    </style:style>
    <style:style style:name="T14" style:family="text">
      <style:text-properties officeooo:rsid="00294e19"/>
    </style:style>
    <style:style style:name="T15" style:family="text">
      <style:text-properties officeooo:rsid="002c7a5f"/>
    </style:style>
    <style:style style:name="T16" style:family="text">
      <style:text-properties officeooo:rsid="00330025"/>
    </style:style>
    <style:style style:name="T17" style:family="text">
      <style:text-properties officeooo:rsid="00341f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第一篇(2016/11/31-2017/<text:span text:style-name="T1">2/28</text:span>)</text:p>
      <text:h text:style-name="P25" text:outline-level="1">思想汇报</text:h>
      <text:p text:style-name="P2">敬爱的党组织：</text:p>
      <text:p text:style-name="P4">　　我在党组织的关心和帮助下不断进步和成长，我充分感受到党组织这个大家庭的团结和温暖。针对同学指出的一些意见和建议，我努力改正和弥补自己的不足。在工作和生活中严格按照党员的标准来要求自己，认真履行党员的义务。</text:p>
      <text:p text:style-name="P4"><text:tab/>在学习、生活中，我在各方面严格要求自己，努力工作，虚心学习，促使自身全面的发展进步。通过学习党的先进思想，通过自身的努力求知，谨将个人这阶段来的基本情况向党组织作一个汇报，请党组织教育指正。</text:p>
      <text:p text:style-name="P2">　　一、思想上</text:p>
      <text:p text:style-name="P2">　　主动加强政治学习，利用业余时间认真学习党史和党章，认真了解我们党的光辉奋斗史，努力学习马列主义、毛泽东思想和邓小平理论以及“三个代表”的重要思想，通过对理论知识的学习，树立正确的牢固的世界观，人生观，在社会不断发展过程中的价值观，加强自己的责任感和使命感，提高自己的工作动力和学习，生活质量。</text:p>
      <text:p text:style-name="P2">　　中国共产党是以马克思列宁主义、毛泽东思想、邓小平理论这一科学的理论体系作为自己的为行动指南，并带领全国各族人民在各个历史阶段争取辉煌的成绩，以实现共产主义的社会制度为最终目标的无产阶级政党。</text:p>
      <text:p text:style-name="P2">　　我们党的根本宗旨就是全心全意为人民服务。党的这一宗旨，鲜明的昭示党是代表全国各族人民利益的。毛主席指出：“全心全意的为人民服务，一刻也不脱离群众;一切从人民的利益出发，而不是从个人或小集团的利益出发;向人民负责和向党的领导机关负责的一致性;这些就是我们的出发点。”这段话深刻的阐明了我们党的根本立场和根本宗旨。</text:p>
      <text:p text:style-name="P2">　　在这段时期内，我自觉发挥党员的先锋模范作用，能够虚心接受老师<text:span text:style-name="T2">，同学的</text:span>批评，注意在实践中改正自己的缺点。我能够自觉接受党组织的教育和管理，与党组织交流思想，不断增强组织观念。通过这些形式，使我对一个党员所应具备的责任和义务都有了较深刻的了解，我深深感到作为一名党员，肩负责任的重大。</text:p>
      <text:p text:style-name="P2">　　二、在学习上</text:p>
      <text:p text:style-name="P2">　　我一直在思考，怎样能把学习的理论知识，通过老师的讲解加之自身的理解、领悟，慢慢运用在工作、生活当中。我们常常提到凡事要理论联系实际，实践出真知等等的道理，可是到底有几个人能真正做的到呢?其实一直以来，对于老师讲解的知识，我都习惯性的报着一种怀疑的态度去思考，他讲的是否有道理?哪些可行?哪些不行?独立思考，冷静判断，少些轻信盲从，少些左右摇摆。学习的目的在于实践。勤学、思考是为了更好的指导我的行动。我从始至终都坚信：只要自己努力，踏踏实实的、虚心的去接受别人的指导和意见，我一定可以做出成绩!相信心中有种意念，所有的理想都会实现!同时，我通过上思想政治修养这门课程认真学习了具有指导意义的马克思主义哲学的基本理论，将理论与现实紧密联系起来，用辩证的观点分析问题，寻找问题的根源，探索解决的方法。知识不再局限于书本，而是与生活亲<text:soft-page-break/>密无间地融合到了一起，使自己的认识有了量的积累，质的飞跃。尤其是到研究生阶段，在校园里学习的日子变得格外珍贵，我珍惜每一分每一秒的学习时间，在知识面，学习观，价值观方面不断完善，为将来可以承担更大的职责而努力。</text:p>
      <text:p text:style-name="P2">　　三、在生活上</text:p>
      <text:p text:style-name="P2">　　我坚持以一名党员的标准来严格要求自己，在平常的所作所为所行中时刻记住自己是一名入党积极分子。在平时的日常工作生活中，我抱着一颗真诚的心与大家相处。在碰到生活上有困难或者心里有苦恼的同学，我会毫不犹豫的帮助他们，同时关心身边需要帮助的同学，及时的解决他们的需要，同学思想上有疙瘩，我会主动给予开导，尽自己的能力帮助同学排忧解难，体现一名党员的模范带头作用。认真参加每次的组织活动，在集体学习和讨论的过程中，仔细地聆听大家的发言和准备自己的发言，及时解决自己的思想问题，充实提高自己。</text:p>
      <text:p text:style-name="P2">　　另一方面，被批准成为预备党员时大家给我提出了宝贵的意见和建议，我也认真地进行思考和反省。我认识到作为党员，沟通能力和表达能力是非常重要的。首先，从党员的义务来看，党员有义务密切联系群众，向群众宣传党的主张，宣传是我们党和团结群众和发动群众的重要方法和途径。另外，党员必须学会做思想工作，才能帮助别人，学会思想上的沟通和交流才能便于别人帮助发现自己的问题。由此看来党员的沟通能力和表达能力非常重要。</text:p>
      <text:p text:style-name="P2">　　我在认清自己的缺点后，我在接下来的时间里面从意识上不断提醒自己要学会沟通，向党员同志们学习，加强进行书面和面对面的思想汇报。另外，要求自己做到敢于发言，发言时尽量提高自己的音量，还要求自己能够达到善于发言，发言以前尽量做好准备，理清思路和发言的内容。既然选择了远方，就只能风雨兼程;既然行走在前进的路上，就只能无惧无畏，勇往直前。心中有一个神圣而庄严的使命，不论前面的路是平坦顺利，还是坎坷崎岖，自己都会以一名共产党员的标准来时刻要求和检验自己。</text:p>
      <text:p text:style-name="P2">　　总之，在研一上半学期里<text:span text:style-name="T3">，接触了各式各样的同学并且先他们学习</text:span>，在政治思想觉悟<text:span text:style-name="T3">、专业技能方面上</text:span>有了很大的提高，个人综合素质也有了全面的发展，但我知道还存在着一些缺点和不足。在今后的工作和学习中，我还要更进一步严格要求自己，虚心向先进的身边的同学学习，继续努力改正自己的缺点和不足，争取在思想、工作、学习和生活等方面有更大的进步。针对自己自身存在的缺点和不足，我将正视并下定决心给予改正。同时也注意保持并发展自己已有的长处和优势，努力做到全面发展。能正确处理个人利益与党和人民利益的关系，不计较个人得失。一切从实际出发，模范地遵守党的纪律和国家的法律、法规，坚决依法办事，廉洁自律，有令则行，有禁则止。在平时的学习和生活中，我处处能以一名党员的标准来衡量自己的言行，做一个合格的共产党员。</text:p>
      <text:p text:style-name="P2"><text:tab/>请党组织考验我<text:span text:style-name="T4">！</text:span></text:p>
      <text:p text:style-name="P10">汇报人<text:span text:style-name="T4">：黄玉</text:span></text:p>
      <text:p text:style-name="P11">２０１７年２月２０日</text:p>
      <text:p text:style-name="P2">　</text:p>
      <text:p text:style-name="P14">第二篇(2017/3/1-2017/5/31)</text:p>
      <text:h text:style-name="P26" text:outline-level="1">思想汇报</text:h>
      <text:p text:style-name="P3">敬爱的党组织<text:span text:style-name="T1">：</text:span></text:p>
      <text:p text:style-name="P5"><text:tab/>时间飞逝<text:span text:style-name="T5">，距离我被确定为入党积极分子已有六个月，在过去的一个学期里不光学习了大量的专业技能提高了知识储备，同时认识了许许多多幽默、有趣，能言善辩，乐于助人，勤奋好学，刻苦钻研的同学，他们们对我的思想、学习、生活有着莫大积极的影响；同时，也学习中央全面深化改革领导小组第三十三次会议精神； 现谨将个人这阶段来的基本情况向党组织作一个汇报，请党组织教育指正。</text:span></text:p>
      <text:p text:style-name="P5"><text:tab/>一<text:span text:style-name="T6">、在思想上</text:span></text:p>
      <text:p text:style-name="P5"><text:tab/>3月24日上午，习进平主持召开中央全面深化改革领导小组第三十三次会议并发表重要讲话。他强调，各级主要负责同志要自觉从全局高度谋划推进改革，做到实事求是、求真务实，善始善终、善作善成，把准方向、敢于担当，亲力亲为、抓实工作。主要负责同志要做到：要抓思路，统筹各项改革任务，带领大家一起定好盘子、理清路子、开对方子，对攻坚难度大、影响面广、同老百姓关系密切的改革任务要亲自上手、负责到底。要抓调研，既搞清楚改革要解决什么问题，又善于从基层和群众中寻找解决问题的办法，拿出来的方案要有底气、接地气，对改革实施过程要注意跟踪、掌握实情。要抓推进，把推进改革的道理讲清楚，同时注意解决执行中统一思想的问题，凝聚改革共识，形成改革合力。要抓落实，注重协调解决落实中的困难，及时了解重大改革落地情况，打通关节，疏通堵点，破除阻力。要有改革担当，在关键问题上要敢于拍板，只要符合党中央要求、符合基层实际、符合群众需求，就要坚决改、大胆试。要围绕经济社会发展突出问题，深入推进四梁八柱性质的改革，深入推进增强人民群众获得感的改革，使改革服务于发展、服务于民生改善、服务于加强和改善党的领导。要完善改革落实机制，抓住人民群众最关心最直接最现实的利益问题，推动落实主体责任，建立健全科学合理的改革评价机制，发挥改革督察作用，把改革举措效益充分发挥出来，不断增强人民群众获得感。</text:p>
      <text:p text:style-name="P3"><text:tab/>通过学习该次会议的精神<text:span text:style-name="T7">，在联系自身的实际情况，在遇到困境时要不怕苦、不怕累，理清思路，要进行实地调研，搞清楚问题所在，寻找问题的突破点，大胆尝试创新的解决方案。</text:span></text:p>
      <text:p text:style-name="P3">二<text:span text:style-name="T8">、学习上</text:span></text:p>
      <text:p text:style-name="P3"><text:tab/>要让党员干部保持党先进性，学习是必不可少的<text:span text:style-name="T16">；要带着问题去学，经常思考为什么、是什么、怎么办，形成独立思考的能力。尽管每个人面临的情况各有不同，但任何事物的发展都带有规律性，其基本的东西并没有变。只要多学习、多思考，就会找到解决难题的办法，就能从前人的经验中找到解决问题的办法。“纸上得来终觉浅，绝知此事要躬行”，都是讲实践的重要性。要多深入实际调查研究，总结归纳，在科学发展观指导下，独立思考，独立研判，结合实际，寻求突破的工作方法。</text:span></text:p>
      <text:p text:style-name="P6"><text:tab/>作为一名在读的学生<text:span text:style-name="T9">，</text:span>认真刻苦学习就是我们的第一重要责任<text:span text:style-name="T10">，在和同学，老师的交流中，</text:span>我清楚地认识到了自身专业知识的不牢固<text:span text:style-name="T10">，知识储备的不足</text:span>。“为人民服务”是我们党的根本宗旨。在这个高科技的新时代，只有多掌握一些科学文化知识，才能适应发展的需求，才能不被时代抛弃，才能为早日实现共产主义尽一份力量，才能更好的践行为人民服务的宗旨。这就要求我们勤奋学习，刻苦钻研，培养自己的科学和创新思维，就要努力做到学一科，爱一科，争取精通一科。</text:p>
      <text:p text:style-name="P6"><text:soft-page-break/><text:tab/>在学习中，要本着精益求精的价值理念，以高度的热情、负责的态度对待专业课程，及时地、保质保量地完成分配的任务<text:span text:style-name="T11">；在学校的日常学习中，牢记要做到实事求是，不能好为人师，虚心向同学请择其善者而从之，其不善者而改之教，在学习的过程中把理论与实践相结合，理论与实践并重；</text:span></text:p>
      <text:p text:style-name="P6"><text:tab/>学习了解当下本专业领域内的新技术<text:span text:style-name="T12">，利用课余时间扩展知识面，补充知识量，在这个日新月异的时代多掌握一些科学知识，适应时代的发展，把学习看成一件持之以恒的事情。</text:span></text:p>
      <text:p text:style-name="P6">三<text:span text:style-name="T12">、在生活上</text:span></text:p>
      <text:p text:style-name="P8"><text:tab/>党章规定：“中国共产党是中国工人阶级的先锋队，同时是中国人民和中华民族的先锋队”。这一内容体现了党的先进性。而党的先进性是全面的，不是片面的；是系统的，不是单一的；是与时俱进的，不是一成不变的。党的先进性不仅体现在党的理论上、制度上，还体现在各级党组织和全体党员的言行上。共产党员与普通群众的区别就在于，要求更严，标准更高，在言行上处处发挥先锋模范作用，体现出党的先进性。</text:p>
      <text:p text:style-name="P8"><text:tab/>我坚持以一名党员的标准来严格要求自己，牢记自己是入党积极分子<text:span text:style-name="T13">，</text:span>在平时的日常工作生活中<text:span text:style-name="T13">，主动帮助同学，</text:span>认真参加组织的活动，在集体学习和讨论的过程中，虚心接受大家的批评和意见<text:span text:style-name="T13">，正视自身性格内敛，不善言谈的缺点。寻找同学监督自己，</text:span>从意识上不断提醒自己要学会沟通，向身边的同学学习，上课时提醒自己做到敢于举手大胆的发言，大胆的把思路表达清楚<text:span text:style-name="T13">，表达清晰</text:span>。在和人相处的过程中<text:span text:style-name="T14">，提醒自己要换位思考，对不知道如何处理的情况要多向有经验的同学取经；同时在自己做错的事件上勇于承认错误，能够自我批评。</text:span></text:p>
      <text:p text:style-name="P7"><text:tab/>总之<text:span text:style-name="T15">，在这段时间里，我在组织的关怀和培养下，认真学习，政治思想觉悟都有了很大的提高，个人综合素质也有了全面的发展，但我知道还存在着一些缺点和不足，在今后的工作和学习后努力锻炼自己，克服自身的缺点和不足，我还要更进一步严格要求自己，虚心向先进的党员同志学习，争取在思想，工作，学习和生活等方面有更大的进步。</text:span></text:p>
      <text:p text:style-name="P7"><text:tab/>请党组织考验我<text:span text:style-name="T15">！</text:span></text:p>
      <text:p text:style-name="P12">汇报人：黄玉</text:p>
      <text:p text:style-name="P12">２０１７年５月２３日</text:p>
      <text:p text:style-name="P6"/>
      <text:p text:style-name="P6"><text:tab/> </text:p>
      <text:p text:style-name="P3"/>
      <text:p text:style-name="P13">第三篇<text:span text:style-name="T1">(2017/6/1-2017/8/31)</text:span></text:p>
      <text:h text:style-name="P25" text:outline-level="1">思想汇报</text:h>
      <text:p text:style-name="P9">敬爱的党组织<text:span text:style-name="T17">：</text:span></text:p>
      <text:p text:style-name="P15"><text:tab/>研一已过去，并且已经实习两将近两个月了，不管在思想感悟还是专业技能上都有了一定的进步；在工作中认识了不少坚强不息、积极向上、有责任心、乐于助人的好同事，他们优良的品质深深影响了我；在学习上也更加注重理论与实践相结合，更加注重解决问题效率。<text:span text:style-name="T5">现谨将个人这阶段来的基本情况向党组织作一个汇报，请党组织教育指正。</text:span></text:p>
      <text:p text:style-name="P15"><text:tab/>一、思想上</text:p>
      <text:p text:style-name="P15"><text:tab/>艰苦奋斗是一种精神力量，是一种思想境界，是中华民族的传统美德，是中国共产党90年来积累下来并始终坚持和倡导的优良作风，也是中国共产党在新历史条件下，应对四大考验，防止四大危险的制胜法宝。在发展社会主义市场经济的条件下，弘扬艰苦奋斗精神，是党的创造力、凝聚力和战斗力赖以形成并发挥作用的重要条件，是党的先进性建设的重要任务。</text:p>
      <text:p text:style-name="P16"><text:tab/>艰苦奋斗从来都是我们党的优良传统和政治本色，是我们战胜敌人，克服前进道路上一切艰难困苦的有力武器；也是党的创造力、战斗力和凝聚力的重要体现。毛泽东同志说：“务必使同志们继续保持谦虚、谨慎、不骄、不躁的作风，务必使同志们继续保持艰苦奋斗的作风。习近平同志深刻指出，我们党在革命、建设、改革各个历史时期都遇到了种种艰难险阻，我们的事业成功都是经过艰辛探索、艰苦奋斗取得的。弘扬艰苦奋斗精神是党员干部义不容辞的光荣使命，作为党员干部要充分发挥党员的示范带动作用，不仅要艰苦，而且要奋斗；不仅要过紧日子，而且要过好紧日子；不仅要继承优良传统，而且要树立好榜样，真心真意为民担忧、为民服务。</text:p>
      <text:p text:style-name="P17"><text:tab/>艰苦奋斗精神是共产党人应有的政治品质，牢固树立艰苦奋斗的价值观，核心是要自觉地坚持党的事业和人民的利益高于一切，全心全意为人民服务，为党的事业和人民的利益而甘于奉献、忘我奋斗，吃苦在前、享受在后，自觉用共产党员的标准严格要求自己，始终保持共产党员的先进性，在为党的事业和人民的利益而奋斗的过程中实现自己的人生价值。</text:p>
      <text:p text:style-name="P17"><text:tab/>不管要发扬艰苦奋斗的精神，还需要怀有远大的理想信念。“坚定理想信念，坚守共产党人精神追求，始终是共产党人安身立命的根本。”习近平总书记指出，对马克思主义的信仰，对社会主义和共产主义的信念，是共产党人的政治灵魂，是共产党人经受住任何考验的精神支柱。形象地说，理想信念就是共产党人精神上的“钙”，没有理想信念，理想信念不坚定，精神上就会“缺钙”，就会得“软骨病”。 </text:p>
      <text:p text:style-name="P17"><text:tab/>在实习的这段时期内，在思想上，我自觉的发扬党的艰苦奋斗精神，不怕苦、不怕累，树立艰苦奋斗的价值观，对追求安逸，贪图享乐，骄奢淫逸的想法坚决的进行自我批判，同时树立起用科学技术改善人民生活水平的理想，时刻提醒自己胜不骄，败不馁；在工作上中积极的配合同事，对不懂的问题，谦虚的向同事请教。</text:p>
      <text:p text:style-name="P17">二、学习上</text:p>
      <text:p text:style-name="P17"><text:soft-page-break/><text:tab/>党的十八大以来，习近平总书记站在全局和战略高度，多次强调学习问题，为全党切实改进学风指明了方向、提供了重要的思想指导。广大党员干部要在加强学习上下功夫，把学习作为一种政治责任、一种精神追求和一种生活方式，树立先进学习理念，培育浓厚学习兴趣，努力做到工作学习化、学习工作化，学以立德、学以增智、学以创新。</text:p>
      <text:p text:style-name="P17"><text:tab/>学习要力求“广”和“精”。“广”，就是广学博览，以空杯朝上的态度广泛学习各种知识，就是习近平同志强调的“要认真学习党史、国史”以及“经济、政治、历史、文化、社会、科技、军事、外交等方面的知识”。“精”，就是要从知识结构和工作实际出发，在广泛涉猎各方面知识的同时，有针对性地进行精读，就是习近平同志强调的“要结合工作需要来学习，不断提高自己的知识化、专业化水平。”要重点学习与本职工作关系密切的知识,努力成为履行岗位职责的行家里手，实现学习效果最大化。</text:p>
      <text:p text:style-name="P17"><text:tab/> 学习要统筹“新”和“故”。“新”，就是要紧跟时代步伐，如饥似渴地学习新知识、拓展新视野、掌握新本领，才能不断提高领导科学发展的能力。“故”，就是要“温故而知新”，经常回顾、梳理、总结以往学过的知识，通过经常进行“回头看”，获得新的启发，形成新的知识，拓宽眼界和视野。</text:p>
      <text:p text:style-name="P17"><text:tab/>在实习的这段时间，不仅在工作时间学习工作相关的知识，还利用工作之余，扩展知识面，同时密切的了解当前技术－深度学习的相关信息，利用周末学习深度学习的理论知识，工作的两个多月的时间力极大的扩张了我的视野，提高了我的专业水平。</text:p>
      <text:p text:style-name="P17">三、在生活上</text:p>
      <text:p text:style-name="P17"><text:tab/>对于党员来说，要树立艰苦奋斗的生活观，永远做劳动人民的普通一员，克己奉公，多做贡献，抵制拜金主义、享乐主义和极端个人主义等腐朽思想的侵蚀，构筑起拒腐防变的坚固防线，自觉养成良好的生活作风，始终保持清正廉洁，勤俭朴素，坚决反对骄奢淫逸，时刻做到自重、自省、自警、自励。</text:p>
      <text:p text:style-name="P16"><text:tab/>在生活上，我坚决的以一名共产党员的标准要求自己，坚持朴素的生活作风，反对铺张浪费，反对拜金主义、享乐主义，树立起艰苦奋斗的生活观。</text:p>
      <text:p text:style-name="P16"><text:tab/>总之，在实习的这段时间里，我在专业技能，政治思想觉悟，生活观念都有了很大的提升，个人综合素质也有了发展，但我知道还存在着一些缺点和不足，在今后的工作中会努力改善自己，努力提高专业技能、思想觉悟，努力做一个合格的共产党员。</text:p>
      <text:p text:style-name="P16"><text:tab/>请党组织考验我！</text:p>
      <text:p text:style-name="P18">汇报人：黄玉</text:p>
      <text:p text:style-name="P18">２０１７年８月２５日</text:p>
      <text:p text:style-name="P16"/>
      <text:p text:style-name="P14">第四篇(2017/9/1-2017/11/30)</text:p>
      <text:h text:style-name="P24" text:outline-level="3">思想汇报</text:h>
      <text:p text:style-name="P2">敬爱的党组织：</text:p>
      <text:p text:style-name="P20"><text:tab/>党的十九大是一次不忘初心、牢记使命、高举旗帜、团结奋进的历史性盛会，极大地鼓舞了全党全国人民为实现中华民族伟大复兴的中国梦而奋斗的信心和力量，具有极其重大的历史意义。</text:p>
      <text:p text:style-name="P20"><text:tab/>报告高瞻远瞩、博大精深，鲜明提出中国特色社会主义进入新时代，准确标定了我国发展新的历史方位；明确把新时代中国特色社会主义思想确立为我们党必须长期坚持的指导思想，提出中国特色社会主义基本方略，为党和国家事业发展提供了根本遵循；准确把握我国社会主要矛盾的变化并作出新的概括，充分体现了党中央对我国国情深刻而清醒的认识。</text:p>
      <text:p text:style-name="P2"><text:tab/>强化了理想信念。不忘初心，牢记使命。十九大报告开篇就将中国共产党的初心进行了诠释，那就是为人民谋幸福。共产党人的理想信念就是对马克思主义的信仰，对社会主义和共产主义的信念，把好这个“总开关”和守好这个根本，每一名党员要在思想中、生活中、工作中更加坚定理想信念，在思想上、行动上以最高理想为奋斗目标来奉献一生。</text:p>
      <text:p text:style-name="P2"><text:tab/>做出了重大判断。新中国成立以来，尤其是改革开放以来取得发展成就，举世瞩目，世人公认。但发展带来的问题依然存在。我们党站在全局、战略的高度，从经济社会发展的历史、现在和未来出发，对国家发展与人民发展进行了全面总结、深刻剖析，正视问题，不回避矛盾，勇敢、科学的作出了新时代中国发展的突出问题重大判断，那就是人民群众对美好生活的需求和发展不均衡不充分之间的矛盾。这充分体现了中国共产党在发展过程中对于全局、对于人民需求和对历史责任的精准把握和务实担当。   提出了发展目标。在第一个百年目标即将实现的历史时点，中国共产党向全党和全国人民做出了第二个百年目标的庄严承诺，并且将这个目标分成了两个阶段，既有操作性，又有期待性。这份发展承诺，既体现了中国共产党对历史、对人民的担当，又体现了大国政党和对中国发展的坚定信心，将会极大地提振国民信心，共同为实现中国梦而努力。</text:p>
      <text:p text:style-name="P2"><text:tab/>坚定了发展信心。十九大报告正式将实现第二个百年目标作为了未来一段时间中国发展的阶段性任务。尤其是分两步走的设计，既从时间上对第二个百年目标的实现进行了描述，又从质量上对百年目标的实现进行了确认。这充分体现了我们党在60多年执政过程中，不断形成和积累了自信，更反映了党对国家发展的信心和实现目标的能力。</text:p>
      <text:p text:style-name="P2"><text:tab/>激发了工作干劲。党的十八大以来的五年，五位一体的发展战略等一系列重大部署，零容忍的反腐败态势，全面深化的改革措施，依法治国的坚定决心，以及亲清的政商关系等等，无不传递着中国共产党对国家治理的用心、对人民负责的态度以及对国家民族发展的担当。这些足以让每一名生活在、工作在这个伟大时代的人，感受到骄傲和自豪，感受到自我价值实现的舞台，感受到内心澎湃的激情，感受到点滴力量汇成的磅礴气势。</text:p>
      <text:p text:style-name="P2"><text:tab/>实现了人生价值。十九大报告指出，中国梦的实现不能靠吹吹嘘嘘，敲锣打鼓，需要实干兴邦，需要一代又一代人的共同努力、接续奋斗，需要一代又一代青年，激扬芳华，勇担重任，勇敢地参与到国家和民族富强发展的大潮中，在实现中国梦的过程中，实现人生理想，展现人生价值，谱写属于自身的华美乐章。</text:p>
      <text:p text:style-name="P21"><text:soft-page-break/><text:tab/>通过对十九大工作报告的学习，触动很深，体会也很深刻，作为一名入党积极分子应牢记了党的宗旨，增强党的观念，发扬优良传统，树立全心全意为人民谋利益意识，永远保持坚定的理想信念，对十九大的精神进行学习，深刻领会其精神实质，不断提升工作能力和素质。更应该以饱满的热情投入到工作中去，应积极做到以下几个方面：</text:p>
      <text:p text:style-name="P21">一、在思想上</text:p>
      <text:p text:style-name="P21"><text:tab/>从大局出发，一切以集体利益为重，个人利益为次。在群众中能树立优秀党员的良好形象，并做到：“从我做起、向我看齐、对我监督、有困难找我”。带头开展批评和自我批评，积极参加党组织的各项活动。保持清正廉洁，发扬民主作风，倡导并促进形成团结和谐的局面。</text:p>
      <text:p text:style-name="P21">二、在学习上</text:p>
      <text:p text:style-name="P2"><text:tab/>加强理论学习，提高理论水平，关心国家大事，留心身边的小事，发挥党员的先锋模范作用。能注意听取同事的意见，在同事中开展批评与自我批评，在互助与反思、完善自我中共同提高。带头以党员的标准严格要求自己，带头加强学习，提高政治理论和业务素质。</text:p>
      <text:p text:style-name="P2">三、在工作上</text:p>
      <text:p text:style-name="P2"><text:tab/>主动积极开展工作，对待工作认真负责、任劳任怨、尽力完成任务。注意总结经验、摸索出更好的工作方法。虚心学习别人的先进工作经验，把自己的经验慷慨的传授给别人。要保持一贯的踏踏实实、兢兢业业的做事精神，勤恳认真，严谨负责，尽心尽职。</text:p>
      <text:p text:style-name="P2"><text:tab/>总之，今后要学习贯彻十九大精神，要紧密团结在党中央周围，锐意进取，时时刻刻保持清醒的头脑，严格执行党的方针政策，关心国家大事，努力提高思想觉悟；在岗位上，要严格要求自己，时刻保持自己的先进性，谦虚谨慎，立足本职，主动思考，勤奋刻苦工作；时刻保持努力学习的劲头，深入贯彻执行党的十九精神，在书本中学习，在实践中学习，将学习作为一种良好的生活习惯，在学习中不断提升自己的认知能力和认知范围，不断提高自己的综合文化素质和应对各种复杂情况的能力。</text:p>
      <text:p text:style-name="P2"><text:tab/>请党组织考验我！</text:p>
      <text:p text:style-name="P10">汇报人：黄玉</text:p>
      <text:p text:style-name="P23">2017年１１月３０日</text:p>
      <text:p text:style-name="P2"><text:tab/></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4:37:26.726857483</meta:creation-date>
    <meta:generator>LibreOffice/5.4.1.2$Linux_X86_64 LibreOffice_project/40m0$Build-2</meta:generator>
    <dc:date>2017-12-14T01:08:26.975553218</dc:date>
    <meta:editing-duration>PT5H39M15S</meta:editing-duration>
    <meta:editing-cycles>56</meta:editing-cycles>
    <meta:document-statistic meta:table-count="0" meta:image-count="0" meta:object-count="0" meta:page-count="8" meta:paragraph-count="86" meta:word-count="8446" meta:character-count="8610" meta:non-whitespace-character-count="8531"/>
  </office:meta>
</office:document-meta>
</file>